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4])" office:value-type="float" office:value="527" calcext:value-type="float">
            <text:p>527</text:p>
          </table:table-cell>
          <table:table-cell table:style-name="ce2" table:formula="of:=SUM([.B3:.B94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7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Moteur 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 / 80c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- HS3001 1.20A / 50c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ou soudure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table:style-name="ce9"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7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9:.Z89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2]*[.E10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y007 = 900 g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single stack = 1200gr (pour X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09° - 2200g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7/3010-Hotend-Cooling-Fan" xlink:type="simple">Robotdigg</text:a></text:p>
          </table:table-cell>
          <table:table-cell office:value-type="string" calcext:value-type="string">
            <text:p>Ventilateur 30x30x10mm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office:value-type="string" calcext:value-type="string">
            <text:p>Turbine 40x40x10mm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5:19:53.8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1-04T20:02:09.486000000</dc:date>
    <meta:print-date>2015-08-14T12:58:27Z</meta:print-date>
    <meta:editing-duration>P1DT4H33M54S</meta:editing-duration>
    <meta:editing-cycles>75</meta:editing-cycles>
    <meta:document-statistic meta:table-count="1" meta:cell-count="512" meta:object-count="0"/>
  </office:meta>
</office:document-meta>
</file>